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.59cm" table:align="margins"/>
    </style:style>
    <style:style style:name="表格2.A" style:family="table-column">
      <style:table-column-properties style:column-width="17.59cm" style:rel-column-width="65535*"/>
    </style:style>
    <style:style style:name="表格2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J 2239 Selecting Courses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<text:date style:data-style-name="N5084" text:date-value="2012-08-08T12:02:04">2012-08-08</text:date></text:p>
      <text:h text:style-name="Heading_20_2" text:outline-level="2">题目大意</text:h>
      <text:p text:style-name="Standard"><text:tab/>给出N种课程的上课时间（每种课只要上其中一节就可以），问最多能上多少节课</text:p>
      <text:h text:style-name="Heading_20_2" text:outline-level="2">算法分析</text:h>
      <text:p text:style-name="Standard"><text:tab/>以课程-上课时间构图然后计算最大匹配即可。上课时间对应的序号可以hash统计或者用不重复的公式计算。</text:p>
      <text:h text:style-name="Heading_20_2" text:outline-level="2">参考代码</text:h>
      <text:p text:style-name="Text_20_body">JAVA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POJ 2239</text:p>
            <text:p text:style-name="Table_20_Contents"><text:s text:c="2"/>test KM</text:p>
            <text:p text:style-name="Table_20_Contents"><text:s text:c="2"/>2012-07-18</text:p>
            <text:p text:style-name="Table_20_Contents"><text:s text:c="2"/>2012-07-20</text:p>
            <text:p text:style-name="Table_20_Contents"><text:s text:c="2"/>ACCEPTED</text:p>
            <text:p text:style-name="Table_20_Contents"><text:s/>*/</text:p>
            <text:p text:style-name="Table_20_Contents">import java.io.*;</text:p>
            <text:p text:style-name="Table_20_Contents">import java.util.*;</text:p>
            <text:p text:style-name="Table_20_Contents"/>
            <text:p text:style-name="Table_20_Contents">public class poj2239{</text:p>
            <text:p text:style-name="Table_20_Contents"/>
            <text:p text:style-name="Table_20_Contents"><text:s text:c="4"/>static final int MAXN = 402;</text:p>
            <text:p text:style-name="Table_20_Contents"><text:s text:c="4"/>static final int INF = ( 1 &lt;&lt; 30 ) - 1;</text:p>
            <text:p text:style-name="Table_20_Contents"><text:s text:c="4"/>static int n , m;</text:p>
            <text:p text:style-name="Table_20_Contents"><text:s text:c="4"/>static int lx[] = new int[ MAXN ];</text:p>
            <text:p text:style-name="Table_20_Contents"><text:s text:c="4"/>static int ly[] = new int[ MAXN ];</text:p>
            <text:p text:style-name="Table_20_Contents"><text:s text:c="4"/>static int linky[] = new int[ MAXN ];</text:p>
            <text:p text:style-name="Table_20_Contents"><text:s text:c="4"/>static boolean visx[] = new boolean[ MAXN ];</text:p>
            <text:p text:style-name="Table_20_Contents"><text:s text:c="4"/>static boolean visy[] = new boolean[ MAXN ];</text:p>
            <text:p text:style-name="Table_20_Contents"><text:s text:c="4"/>static int w[][] = new int[ MAXN ][ MAXN ];</text:p>
            <text:p text:style-name="Table_20_Contents"><text:s text:c="4"/>static int slack[] = new int[ MAXN ];</text:p>
            <text:p text:style-name="Table_20_Contents"/>
            <text:p text:style-name="Table_20_Contents"><text:s text:c="4"/>static int h[][][] = new int [ 8 ][ 13 ][ 402 ];</text:p>
            <text:p text:style-name="Table_20_Contents"><text:s text:c="4"/>static int ccnt[][] = new int [ 8 ][ 13 ];</text:p>
            <text:p text:style-name="Table_20_Contents"/>
            <text:p text:style-name="Table_20_Contents"><text:s text:c="4"/>static Scanner in = new Scanner(System.in);</text:p>
            <text:p text:style-name="Table_20_Contents"><text:s text:c="4"/>static PrintStream out = System.out;</text:p>
            <text:p text:style-name="Table_20_Contents"/>
            <text:p text:style-name="Table_20_Contents"><text:soft-page-break/><text:s text:c="4"/>public static void init(){</text:p>
            <text:p text:style-name="Table_20_Contents"><text:tab/>int i , j , tp , tq , req;</text:p>
            <text:p text:style-name="Table_20_Contents"/>
            <text:p text:style-name="Table_20_Contents"><text:tab/>n = in.nextInt();;</text:p>
            <text:p text:style-name="Table_20_Contents"><text:tab/></text:p>
            <text:p text:style-name="Table_20_Contents"><text:tab/>for( i = 0 ; i &lt; MAXN ; ++ i ){</text:p>
            <text:p text:style-name="Table_20_Contents"><text:tab/> <text:s text:c="3"/>Arrays.fill( w[ i ] , 0 );</text:p>
            <text:p text:style-name="Table_20_Contents"><text:tab/>}</text:p>
            <text:p text:style-name="Table_20_Contents"><text:tab/>for( i = 1 ; i &lt;= 7 ; ++ i )</text:p>
            <text:p text:style-name="Table_20_Contents"><text:tab/> <text:s text:c="3"/>for( j = 1 ; j &lt;= 12 ; ++ j )</text:p>
            <text:p text:style-name="Table_20_Contents"><text:tab/><text:tab/>ccnt[ i ][ j ] = 0;</text:p>
            <text:p text:style-name="Table_20_Contents"><text:tab/>Arrays.fill( lx , 0 );</text:p>
            <text:p text:style-name="Table_20_Contents"><text:tab/>Arrays.fill( ly , 0 );</text:p>
            <text:p text:style-name="Table_20_Contents"><text:tab/>Arrays.fill( linky , -1 );</text:p>
            <text:p text:style-name="Table_20_Contents"/>
            <text:p text:style-name="Table_20_Contents"><text:tab/>for( i = 1 ; i &lt;= n ; ++ i ){</text:p>
            <text:p text:style-name="Table_20_Contents"><text:tab/> <text:s text:c="3"/>req = in.nextInt();</text:p>
            <text:p text:style-name="Table_20_Contents"><text:tab/> <text:s text:c="3"/>for( j = 1 ; j &lt;= req ; ++ j ){</text:p>
            <text:p text:style-name="Table_20_Contents"><text:tab/><text:tab/>tp = in.nextInt();</text:p>
            <text:p text:style-name="Table_20_Contents"><text:tab/><text:tab/>tq = in.nextInt();</text:p>
            <text:p text:style-name="Table_20_Contents"><text:tab/><text:tab/>h[ tp ][ tq ][ ++ ccnt[ tp ][ tq ] ] = i;</text:p>
            <text:p text:style-name="Table_20_Contents"><text:tab/> <text:s text:c="3"/>}</text:p>
            <text:p text:style-name="Table_20_Contents"><text:tab/>}</text:p>
            <text:p text:style-name="Table_20_Contents"><text:tab/></text:p>
            <text:p text:style-name="Table_20_Contents"><text:tab/>m = 0;</text:p>
            <text:p text:style-name="Table_20_Contents"><text:tab/>for( i = 1 ; i &lt;= 7 ; ++ i )</text:p>
            <text:p text:style-name="Table_20_Contents"><text:tab/> <text:s text:c="3"/>for( j = 1 ; j &lt;= 12 ; ++ j )</text:p>
            <text:p text:style-name="Table_20_Contents"><text:tab/><text:tab/>if( ccnt[ i ][ j ] &gt; 0 ){</text:p>
            <text:p text:style-name="Table_20_Contents"><text:tab/><text:tab/> <text:s text:c="3"/>++ m;</text:p>
            <text:p text:style-name="Table_20_Contents"><text:tab/><text:tab/> <text:s text:c="3"/>for( tp = 1 ; tp &lt;= ccnt[ i ][ j ] ; ++ tp ){</text:p>
            <text:p text:style-name="Table_20_Contents"><text:tab/><text:tab/><text:tab/>w[ h[ i ][ j ][ tp ] ][ m ] = 1;</text:p>
            <text:p text:style-name="Table_20_Contents"><text:tab/><text:tab/> <text:s text:c="3"/>}</text:p>
            <text:p text:style-name="Table_20_Contents"><text:tab/><text:tab/>}</text:p>
            <text:p text:style-name="Table_20_Contents"><text:tab/>n = n &gt; m ? n : m;</text:p>
            <text:p text:style-name="Table_20_Contents"><text:s text:c="4"/>}</text:p>
            <text:p text:style-name="Table_20_Contents"/>
            <text:p text:style-name="Table_20_Contents"><text:s text:c="4"/>public static void out(){</text:p>
            <text:p text:style-name="Table_20_Contents"><text:tab/>int i , cnt = 0;</text:p>
            <text:p text:style-name="Table_20_Contents"><text:tab/>/*</text:p>
            <text:p text:style-name="Table_20_Contents"><text:tab/>for( i = 1 ; i &lt;= n ; ++ i ) </text:p>
            <text:p text:style-name="Table_20_Contents"><text:tab/> <text:s text:c="3"/>out.printf( "%d " , linky[ i ] );</text:p>
            <text:p text:style-name="Table_20_Contents"><text:tab/>out.println();</text:p>
            <text:p text:style-name="Table_20_Contents"><text:tab/>*/</text:p>
            <text:p text:style-name="Table_20_Contents"><text:tab/>for( i = 1 ; i &lt;= n; ++ i )</text:p>
            <text:p text:style-name="Table_20_Contents"><text:tab/> <text:s text:c="3"/>if( linky[ i ] != -1 )</text:p>
            <text:p text:style-name="Table_20_Contents"><text:tab/><text:tab/>cnt += w[ linky[ i ] ][ i ];</text:p>
            <text:p text:style-name="Table_20_Contents"><text:tab/>out.printf( "%d\n" , cnt );</text:p>
            <text:p text:style-name="Table_20_Contents"><text:s text:c="4"/>}</text:p>
            <text:p text:style-name="Table_20_Contents"><text:soft-page-break/></text:p>
            <text:p text:style-name="Table_20_Contents"><text:s text:c="4"/>public static boolean find( int x ){</text:p>
            <text:p text:style-name="Table_20_Contents"><text:tab/>visx[ x ] = true;</text:p>
            <text:p text:style-name="Table_20_Contents"><text:tab/>for( int y = 1 ; y &lt;= n ; ++ y ){</text:p>
            <text:p text:style-name="Table_20_Contents"><text:tab/> <text:s text:c="3"/>if( visy[ y ] == true )</text:p>
            <text:p text:style-name="Table_20_Contents"><text:tab/><text:tab/>continue;</text:p>
            <text:p text:style-name="Table_20_Contents"><text:tab/> <text:s text:c="3"/>int t = lx[ x ] + ly[ y ] - w[ x ][ y ];</text:p>
            <text:p text:style-name="Table_20_Contents"/>
            <text:p text:style-name="Table_20_Contents"><text:tab/> <text:s text:c="3"/>if( t == 0 ){</text:p>
            <text:p text:style-name="Table_20_Contents"><text:tab/><text:tab/>visy[ y ] = true;</text:p>
            <text:p text:style-name="Table_20_Contents"><text:tab/><text:tab/>if( linky[ y ] == -1 || find( linky[ y ] ) ){</text:p>
            <text:p text:style-name="Table_20_Contents"><text:tab/><text:tab/> <text:s text:c="3"/>linky[ y ] = x;</text:p>
            <text:p text:style-name="Table_20_Contents"><text:tab/><text:tab/> <text:s text:c="3"/>return true;</text:p>
            <text:p text:style-name="Table_20_Contents"><text:tab/><text:tab/>}</text:p>
            <text:p text:style-name="Table_20_Contents"><text:tab/> <text:s text:c="3"/>}</text:p>
            <text:p text:style-name="Table_20_Contents"><text:tab/> <text:s text:c="3"/>else if( slack[ y ] &gt; t )</text:p>
            <text:p text:style-name="Table_20_Contents"><text:tab/><text:tab/>slack[ y ] = t;</text:p>
            <text:p text:style-name="Table_20_Contents"><text:tab/>}</text:p>
            <text:p text:style-name="Table_20_Contents"><text:tab/>return false;</text:p>
            <text:p text:style-name="Table_20_Contents"><text:s text:c="4"/>}</text:p>
            <text:p text:style-name="Table_20_Contents"/>
            <text:p text:style-name="Table_20_Contents"><text:s text:c="4"/>public static void KM(){</text:p>
            <text:p text:style-name="Table_20_Contents"><text:tab/>for( int i = 1 ; i &lt;= n ; ++ i )</text:p>
            <text:p text:style-name="Table_20_Contents"><text:tab/> <text:s text:c="3"/>for( int j = 1 ; j &lt;= n ; ++ j )</text:p>
            <text:p text:style-name="Table_20_Contents"><text:tab/><text:tab/>lx[ i ] = w[ i ][ j ] &gt; lx[ i ] ? w[ i ][ j ] : lx[ i ];</text:p>
            <text:p text:style-name="Table_20_Contents"><text:tab/>for( int x = 1 ; x &lt;= n ; ++ x ){</text:p>
            <text:p text:style-name="Table_20_Contents"><text:tab/> <text:s text:c="3"/>for( int i = 1 ; i &lt;= n ; ++ i )</text:p>
            <text:p text:style-name="Table_20_Contents"><text:tab/><text:tab/>slack[ i ] = INF;</text:p>
            <text:p text:style-name="Table_20_Contents"><text:tab/> <text:s text:c="3"/>while( true ){</text:p>
            <text:p text:style-name="Table_20_Contents"><text:tab/><text:tab/>Arrays.fill( visx , false );</text:p>
            <text:p text:style-name="Table_20_Contents"><text:tab/><text:tab/>Arrays.fill( visy , false );</text:p>
            <text:p text:style-name="Table_20_Contents"><text:tab/><text:tab/>if( find( x ) )</text:p>
            <text:p text:style-name="Table_20_Contents"><text:tab/><text:tab/> <text:s text:c="3"/>break;</text:p>
            <text:p text:style-name="Table_20_Contents"><text:tab/><text:tab/>int d = INF;</text:p>
            <text:p text:style-name="Table_20_Contents"><text:tab/><text:tab/>for( int i = 1 ; i &lt;= n ; ++ i )</text:p>
            <text:p text:style-name="Table_20_Contents"><text:tab/><text:tab/> <text:s text:c="3"/>if( visy[ i ] == false &amp;&amp; d &gt; slack[ i ] )</text:p>
            <text:p text:style-name="Table_20_Contents"><text:tab/><text:tab/><text:tab/>d = slack[ i ];</text:p>
            <text:p text:style-name="Table_20_Contents"><text:tab/><text:tab/>for( int i = 1 ; i &lt;= n ; ++ i ){ <text:s text:c="2"/></text:p>
            <text:p text:style-name="Table_20_Contents"><text:tab/><text:tab/> <text:s text:c="3"/>if( visx[ i ] == true )</text:p>
            <text:p text:style-name="Table_20_Contents"><text:tab/><text:tab/><text:tab/>lx[ i ] -= d;</text:p>
            <text:p text:style-name="Table_20_Contents"><text:tab/><text:tab/> <text:s text:c="3"/>if( visy[ i ] == true )</text:p>
            <text:p text:style-name="Table_20_Contents"><text:tab/><text:tab/><text:tab/>ly[ i ] += d;</text:p>
            <text:p text:style-name="Table_20_Contents"><text:tab/><text:tab/> <text:s text:c="3"/>else</text:p>
            <text:p text:style-name="Table_20_Contents"><text:tab/><text:tab/><text:tab/>slack[ i ] -= d;</text:p>
            <text:p text:style-name="Table_20_Contents"><text:tab/><text:tab/>}</text:p>
            <text:p text:style-name="Table_20_Contents"><text:tab/> <text:s text:c="3"/>} </text:p>
            <text:p text:style-name="Table_20_Contents"><text:tab/> <text:s text:c="3"/></text:p>
            <text:p text:style-name="Table_20_Contents"><text:tab/>}</text:p>
            <text:p text:style-name="Table_20_Contents"><text:soft-page-break/><text:s text:c="4"/>}</text:p>
            <text:p text:style-name="Table_20_Contents"/>
            <text:p text:style-name="Table_20_Contents"><text:s text:c="4"/>public static void main( String args[] ) </text:p>
            <text:p text:style-name="Table_20_Contents"><text:tab/>throws Exception {</text:p>
            <text:p text:style-name="Table_20_Contents"><text:tab/>while( in.hasNext() ){</text:p>
            <text:p text:style-name="Table_20_Contents"><text:tab/> <text:s text:c="3"/>init();</text:p>
            <text:p text:style-name="Table_20_Contents"><text:tab/> <text:s text:c="3"/>//out.println( "init ok" );</text:p>
            <text:p text:style-name="Table_20_Contents"><text:tab/> <text:s text:c="3"/>KM();</text:p>
            <text:p text:style-name="Table_20_Contents"><text:tab/> <text:s text:c="3"/>//out.println( "KM OK" );</text:p>
            <text:p text:style-name="Table_20_Contents"><text:tab/> <text:s text:c="3"/>out();</text:p>
            <text:p text:style-name="Table_20_Contents"><text:tab/>}</text:p>
            <text:p text:style-name="Table_20_Contents"><text:s text:c="4"/>}</text:p>
            <text:p text:style-name="Table_20_Contents">}</text:p>
            <text:p text:style-name="Table_20_Contents">/*</text:p>
            <text:p text:style-name="Table_20_Contents">3</text:p>
            <text:p text:style-name="Table_20_Contents">2 2 2 3 3</text:p>
            <text:p text:style-name="Table_20_Contents">1 2 2</text:p>
            <text:p text:style-name="Table_20_Contents">1 3 3</text:p>
            <text:p text:style-name="Table_20_Contents">6</text:p>
            <text:p text:style-name="Table_20_Contents">4 1 1 2 2 3 3 4 4</text:p>
            <text:p text:style-name="Table_20_Contents">2 1 1 2 2</text:p>
            <text:p text:style-name="Table_20_Contents">1 1 1</text:p>
            <text:p text:style-name="Table_20_Contents">1 2 2</text:p>
            <text:p text:style-name="Table_20_Contents">1 3 3</text:p>
            <text:p text:style-name="Table_20_Contents">2 1 1 4 4</text:p>
            <text:p text:style-name="Table_20_Contents">*/</text:p>
          </table:table-cell>
        </table:table-row>
      </table:table>
      <text:p text:style-name="Standard"/>
      <text:p text:style-name="Standard">Pascal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{ACCEPTED}</text:p>
            <text:p text:style-name="Table_20_Contents">PROGRAM POJ2239;</text:p>
            <text:p text:style-name="Table_20_Contents">CONST</text:p>
            <text:p text:style-name="Table_20_Contents"><text:s text:c="3"/>MAXN<text:tab/>= 300;</text:p>
            <text:p text:style-name="Table_20_Contents"><text:s text:c="3"/>INF<text:tab/>= MAXINT;</text:p>
            <text:p text:style-name="Table_20_Contents">VAR</text:p>
            <text:p text:style-name="Table_20_Contents"><text:s text:c="3"/>N , M<text:tab/><text:tab/> <text:s text:c="2"/>: INTEGER;</text:p>
            <text:p text:style-name="Table_20_Contents"><text:s text:c="3"/>W<text:tab/><text:tab/><text:tab/> <text:s text:c="2"/>: ARRAY[ 1..MAXN , 1..MAXN ] OF INTEGER;</text:p>
            <text:p text:style-name="Table_20_Contents"><text:s text:c="3"/>LX , LY , LINKY , SLACK : ARRAY[ 1..MAXN ] OF INTEGER;</text:p>
            <text:p text:style-name="Table_20_Contents"><text:s text:c="3"/>VISX , VISY<text:tab/><text:tab/> <text:s text:c="2"/>: ARRAY[ 1..MAXN ] OF BOOLEAN;</text:p>
            <text:p text:style-name="Table_20_Contents"><text:s text:c="3"/>H<text:tab/><text:tab/><text:tab/> <text:s text:c="2"/>: ARRAY[ 1..7 , 1..12 , 1..MAXN ] OF INTEGER;</text:p>
            <text:p text:style-name="Table_20_Contents"><text:s text:c="3"/>CCNT<text:tab/><text:tab/><text:tab/> <text:s text:c="2"/>: ARRAY[ 1..7 , 1..12 ] OF INTEGER;</text:p>
            <text:p text:style-name="Table_20_Contents"/>
            <text:p text:style-name="Table_20_Contents">PROCEDURE INIT();</text:p>
            <text:p text:style-name="Table_20_Contents">VAR</text:p>
            <text:p text:style-name="Table_20_Contents"><text:s text:c="3"/>I , J , REQ , P , Q : INTEGER;</text:p>
            <text:p text:style-name="Table_20_Contents">BEGIN</text:p>
            <text:p text:style-name="Table_20_Contents"><text:s text:c="3"/>FILLCHAR( CCNT , SIZEOF( CCNT ) , 0 );</text:p>
            <text:p text:style-name="Table_20_Contents"><text:s text:c="3"/>FILLCHAR( W , SIZEOF( W ) , 0 );</text:p>
            <text:p text:style-name="Table_20_Contents"><text:soft-page-break/><text:s text:c="3"/>FILLCHAR( LX , SIZEOF( LX ) , 0 );</text:p>
            <text:p text:style-name="Table_20_Contents"><text:s text:c="3"/>FILLCHAR( LY , SIZEOF( LY ) , 0 );</text:p>
            <text:p text:style-name="Table_20_Contents"><text:s text:c="3"/>FILLCHAR( LINKY , SIZEOF( LINKY ) , 0 );</text:p>
            <text:p text:style-name="Table_20_Contents"><text:s text:c="3"/></text:p>
            <text:p text:style-name="Table_20_Contents"><text:s text:c="3"/>READLN( N );</text:p>
            <text:p text:style-name="Table_20_Contents"><text:s text:c="3"/>FOR I := 1 TO N DO BEGIN</text:p>
            <text:p text:style-name="Table_20_Contents"><text:s text:c="6"/>READ( REQ );</text:p>
            <text:p text:style-name="Table_20_Contents"><text:s text:c="6"/>FOR J := 1 TO REQ DO BEGIN</text:p>
            <text:p text:style-name="Table_20_Contents"><text:tab/> READ( P , Q );</text:p>
            <text:p text:style-name="Table_20_Contents"><text:tab/> INC( CCNT[ P , Q ] );</text:p>
            <text:p text:style-name="Table_20_Contents"><text:tab/> H[ P , Q , CCNT[ P , Q ] ] := I;</text:p>
            <text:p text:style-name="Table_20_Contents"><text:s text:c="6"/>END;</text:p>
            <text:p text:style-name="Table_20_Contents"><text:s text:c="6"/>READLN;</text:p>
            <text:p text:style-name="Table_20_Contents"><text:s text:c="3"/>END;</text:p>
            <text:p text:style-name="Table_20_Contents"/>
            <text:p text:style-name="Table_20_Contents"><text:s text:c="3"/>M := 0;</text:p>
            <text:p text:style-name="Table_20_Contents"><text:s text:c="3"/>FOR P := 1 TO 7 DO BEGIN</text:p>
            <text:p text:style-name="Table_20_Contents"><text:s text:c="6"/>FOR Q := 1 TO 12 DO BEGIN</text:p>
            <text:p text:style-name="Table_20_Contents"><text:tab/> IF CCNT[ P , Q ] &lt;&gt; 0 THEN BEGIN</text:p>
            <text:p text:style-name="Table_20_Contents"><text:tab/> <text:s text:c="3"/>INC( M );</text:p>
            <text:p text:style-name="Table_20_Contents"><text:tab/> <text:s text:c="3"/>FOR I := 1 TO CCNT[ P , Q ] DO</text:p>
            <text:p text:style-name="Table_20_Contents"><text:tab/> <text:s text:c="6"/>W[ H[ P , Q , I ] , M ] := 1;</text:p>
            <text:p text:style-name="Table_20_Contents"><text:tab/> END;</text:p>
            <text:p text:style-name="Table_20_Contents"><text:s text:c="6"/>END;</text:p>
            <text:p text:style-name="Table_20_Contents"><text:s text:c="3"/>END;</text:p>
            <text:p text:style-name="Table_20_Contents"/>
            <text:p text:style-name="Table_20_Contents"><text:s text:c="3"/>IF M &gt; N THEN</text:p>
            <text:p text:style-name="Table_20_Contents"><text:s text:c="6"/>N := M;</text:p>
            <text:p text:style-name="Table_20_Contents"><text:s text:c="3"/>{FOR P := 1 TO N DO BEGIN</text:p>
            <text:p text:style-name="Table_20_Contents"><text:s text:c="6"/>FOR Q := 1 TO N DO</text:p>
            <text:p text:style-name="Table_20_Contents"><text:tab/> WRITE( W[ P , Q ] , ' ' );</text:p>
            <text:p text:style-name="Table_20_Contents"><text:s text:c="6"/>WRITELN;</text:p>
            <text:p text:style-name="Table_20_Contents"><text:s text:c="3"/>END;}</text:p>
            <text:p text:style-name="Table_20_Contents"><text:s text:c="3"/></text:p>
            <text:p text:style-name="Table_20_Contents">END; { INIT }</text:p>
            <text:p text:style-name="Table_20_Contents"/>
            <text:p text:style-name="Table_20_Contents">FUNCTION FIND(X<text:tab/>: INTEGER ):BOOLEAN;</text:p>
            <text:p text:style-name="Table_20_Contents">VAR</text:p>
            <text:p text:style-name="Table_20_Contents"><text:s text:c="3"/>Y , T : INTEGER;</text:p>
            <text:p text:style-name="Table_20_Contents">BEGIN</text:p>
            <text:p text:style-name="Table_20_Contents"><text:s text:c="3"/>VISX[ X ] := TRUE;</text:p>
            <text:p text:style-name="Table_20_Contents"><text:s text:c="3"/>FOR Y := 1 TO N DO BEGIN</text:p>
            <text:p text:style-name="Table_20_Contents"><text:s text:c="6"/>IF VISY[ Y ] THEN</text:p>
            <text:p text:style-name="Table_20_Contents"><text:tab/> CONTINUE;</text:p>
            <text:p text:style-name="Table_20_Contents"><text:s text:c="6"/>T := LX[ X ] + LY[ Y ] - W[ X , Y ];</text:p>
            <text:p text:style-name="Table_20_Contents"><text:s text:c="6"/>IF T = 0 THEN BEGIN</text:p>
            <text:p text:style-name="Table_20_Contents"><text:tab/> VISY[ Y ] := TRUE;</text:p>
            <text:p text:style-name="Table_20_Contents"><text:tab/> IF ( LINKY[ Y ] = 0 ) OR ( FIND( LINKY[ Y ] ) ) THEN BEGIN</text:p>
            <text:p text:style-name="Table_20_Contents"><text:soft-page-break/><text:tab/> <text:s text:c="3"/>LINKY[ Y ] := X;</text:p>
            <text:p text:style-name="Table_20_Contents"><text:tab/> <text:s text:c="3"/>EXIT( TRUE );</text:p>
            <text:p text:style-name="Table_20_Contents"><text:tab/> END;</text:p>
            <text:p text:style-name="Table_20_Contents"><text:s text:c="6"/>END</text:p>
            <text:p text:style-name="Table_20_Contents"><text:s text:c="6"/>ELSE IF SLACK[ Y ] &gt; T THEN </text:p>
            <text:p text:style-name="Table_20_Contents"><text:tab/> SLACK[ Y ] := T; <text:s text:c="2"/></text:p>
            <text:p text:style-name="Table_20_Contents"><text:s text:c="3"/>END;</text:p>
            <text:p text:style-name="Table_20_Contents"><text:s text:c="3"/>EXIT( FALSE );</text:p>
            <text:p text:style-name="Table_20_Contents">END; { FIND }</text:p>
            <text:p text:style-name="Table_20_Contents"/>
            <text:p text:style-name="Table_20_Contents">PROCEDURE KM();</text:p>
            <text:p text:style-name="Table_20_Contents">VAR</text:p>
            <text:p text:style-name="Table_20_Contents"><text:s text:c="3"/>I , J , D , X : INTEGER;</text:p>
            <text:p text:style-name="Table_20_Contents">BEGIN</text:p>
            <text:p text:style-name="Table_20_Contents"><text:s text:c="3"/>FOR I := 1 TO N DO</text:p>
            <text:p text:style-name="Table_20_Contents"><text:s text:c="6"/>FOR J := 1 TO N DO</text:p>
            <text:p text:style-name="Table_20_Contents"><text:tab/> IF LX[ I ] &lt; W[ I , J ] THEN</text:p>
            <text:p text:style-name="Table_20_Contents"><text:tab/> <text:s text:c="3"/>LX[ I ] := W[ I , J ];</text:p>
            <text:p text:style-name="Table_20_Contents"><text:s/></text:p>
            <text:p text:style-name="Table_20_Contents"><text:s text:c="3"/>FOR X := 1 TO N DO BEGIN</text:p>
            <text:p text:style-name="Table_20_Contents"><text:s text:c="6"/>FOR I := 1 TO N DO</text:p>
            <text:p text:style-name="Table_20_Contents"><text:tab/> SLACK[ I ] := INF;</text:p>
            <text:p text:style-name="Table_20_Contents"><text:s text:c="6"/>WHILE ( TRUE ) DO BEGIN</text:p>
            <text:p text:style-name="Table_20_Contents"><text:tab/> FILLCHAR( VISX , SIZEOF( VISX ) , FALSE );</text:p>
            <text:p text:style-name="Table_20_Contents"><text:tab/> FILLCHAR( VISY , SIZEOF( VISY ) , FALSE );</text:p>
            <text:p text:style-name="Table_20_Contents"><text:tab/> IF FIND( X ) THEN</text:p>
            <text:p text:style-name="Table_20_Contents"><text:tab/> <text:s text:c="3"/>BREAK;</text:p>
            <text:p text:style-name="Table_20_Contents"><text:tab/> D := INF;</text:p>
            <text:p text:style-name="Table_20_Contents"><text:tab/> FOR I := 1 TO N DO</text:p>
            <text:p text:style-name="Table_20_Contents"><text:tab/> <text:s text:c="3"/>IF D &gt; SLACK[ I ] THEN</text:p>
            <text:p text:style-name="Table_20_Contents"><text:tab/> <text:s text:c="6"/>D := SLACK[ I ];</text:p>
            <text:p text:style-name="Table_20_Contents"><text:tab/> FOR I := 1 TO N DO BEGIN</text:p>
            <text:p text:style-name="Table_20_Contents"><text:tab/> <text:s text:c="3"/>IF VISX[ I ] THEN</text:p>
            <text:p text:style-name="Table_20_Contents"><text:tab/> <text:s text:c="6"/>DEC( LX[ I ] , D );</text:p>
            <text:p text:style-name="Table_20_Contents"><text:tab/> <text:s text:c="3"/>IF VISY[ I ] THEN</text:p>
            <text:p text:style-name="Table_20_Contents"><text:tab/> <text:s text:c="6"/>INC( LY[ I ] , D )</text:p>
            <text:p text:style-name="Table_20_Contents"><text:tab/> <text:s text:c="3"/>ELSE</text:p>
            <text:p text:style-name="Table_20_Contents"><text:tab/> <text:s text:c="6"/>DEC( SLACK[ I ] , D );</text:p>
            <text:p text:style-name="Table_20_Contents"><text:tab/> END;</text:p>
            <text:p text:style-name="Table_20_Contents"><text:s text:c="6"/>END;</text:p>
            <text:p text:style-name="Table_20_Contents"><text:s text:c="3"/>END;</text:p>
            <text:p text:style-name="Table_20_Contents">END; { KM }</text:p>
            <text:p text:style-name="Table_20_Contents"/>
            <text:p text:style-name="Table_20_Contents">PROCEDURE OUT();</text:p>
            <text:p text:style-name="Table_20_Contents">VAR</text:p>
            <text:p text:style-name="Table_20_Contents"><text:s text:c="3"/>I , CNT : INTEGER;</text:p>
            <text:p text:style-name="Table_20_Contents">BEGIN</text:p>
            <text:p text:style-name="Table_20_Contents"><text:s text:c="3"/>{FOR I := 1 TO N DO</text:p>
            <text:p text:style-name="Table_20_Contents"><text:soft-page-break/><text:s text:c="6"/>WRITE( LINKY[ I ] , ' ' );</text:p>
            <text:p text:style-name="Table_20_Contents"><text:s text:c="3"/>WRITELN;}</text:p>
            <text:p text:style-name="Table_20_Contents"><text:s text:c="3"/>CNT := 0;</text:p>
            <text:p text:style-name="Table_20_Contents"><text:s text:c="3"/>FOR I := 1 TO N DO</text:p>
            <text:p text:style-name="Table_20_Contents"><text:s text:c="6"/>IF LINKY[ I ] &lt;&gt; 0 THEN</text:p>
            <text:p text:style-name="Table_20_Contents"><text:tab/> INC( CNT , W[ LINKY[ I ] , I ] );</text:p>
            <text:p text:style-name="Table_20_Contents"><text:s text:c="3"/>WRITELN( CNT );</text:p>
            <text:p text:style-name="Table_20_Contents">END;</text:p>
            <text:p text:style-name="Table_20_Contents"/>
            <text:p text:style-name="Table_20_Contents">BEGIN </text:p>
            <text:p text:style-name="Table_20_Contents"><text:s text:c="3"/>WHILE NOT EOF DO BEGIN</text:p>
            <text:p text:style-name="Table_20_Contents"><text:s text:c="6"/>INIT;</text:p>
            <text:p text:style-name="Table_20_Contents"><text:s text:c="6"/>KM;</text:p>
            <text:p text:style-name="Table_20_Contents"><text:s text:c="6"/>OUT;</text:p>
            <text:p text:style-name="Table_20_Contents"><text:s text:c="3"/>END;</text:p>
            <text:p text:style-name="Table_20_Contents">EN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8T12:02:03</dc:date>
    <dc:creator>csuacm </dc:creator>
    <meta:generator>LibreOffice/3.5$Linux_x86 LibreOffice_project/350m1$Build-2</meta:generator>
    <meta:editing-duration>P0D</meta:editing-duration>
    <meta:editing-cycles>1</meta:editing-cycles>
    <meta:document-statistic meta:table-count="2" meta:image-count="0" meta:object-count="0" meta:page-count="7" meta:paragraph-count="274" meta:word-count="1418" meta:character-count="5711" meta:non-whitespace-character-count="3814"/>
  </office:meta>
</office:document-meta>
</file>